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mic Neue" svg:font-family="'Comic Neue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7.60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1.01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Comic Neue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font-name="Comic Neue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Comic Neue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Comic Neue" fo:font-size="12pt" style:font-size-asian="12pt" style:font-size-complex="12pt"/>
    </style:style>
    <style:style style:name="ce5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cm"/>
      <style:text-properties style:font-name="Comic Neue" fo:font-size="12pt" style:font-size-asian="12pt" style:font-size-complex="12pt"/>
    </style:style>
    <style:style style:name="ce6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style:font-name="Comic Neue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mic Neue"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2"/>
        <table:table-column table:style-name="co2" table:number-columns-repeated="1022" table:default-cell-style-name="ce2"/>
        <table:table-row table:style-name="ro1">
          <table:table-cell table:style-name="ce1" office:value-type="string" calcext:value-type="string" table:number-columns-spanned="2" table:number-rows-spanned="1">
            <text:p>REDUCTION FACTOR FOR DISTRIBUTED LOADS ALONG A FEEDER</text:p>
          </table:table-cell>
          <table:covered-table-cell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Factor</text:p>
          </table:table-cell>
          <table:table-cell table:style-name="ce7" table:number-columns-repeated="1022"/>
        </table:table-row>
        <table:table-row table:style-name="ro2">
          <table:table-cell table:style-name="ce3" table:number-columns-repeated="2"/>
          <table:table-cell table:style-name="ce7" table:number-columns-repeated="1022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5" table:formula="of:=([.A5]+1)/[.A5]/2" office:value-type="float" office:value="1" calcext:value-type="float">
            <text:p>1.00</text:p>
          </table:table-cell>
          <table:table-cell table:number-columns-repeated="1022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5" table:formula="of:=([.A6]+1)/[.A6]/2" office:value-type="float" office:value="0.75" calcext:value-type="float">
            <text:p>0.75</text:p>
          </table:table-cell>
          <table:table-cell table:number-columns-repeated="1022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5" table:formula="of:=([.A7]+1)/[.A7]/2" office:value-type="float" office:value="0.666666666666667" calcext:value-type="float">
            <text:p>0.67</text:p>
          </table:table-cell>
          <table:table-cell table:number-columns-repeated="1022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5" table:formula="of:=([.A8]+1)/[.A8]/2" office:value-type="float" office:value="0.625" calcext:value-type="float">
            <text:p>0.63</text:p>
          </table:table-cell>
          <table:table-cell table:number-columns-repeated="1022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5" table:formula="of:=([.A9]+1)/[.A9]/2" office:value-type="float" office:value="0.6" calcext:value-type="float">
            <text:p>0.60</text:p>
          </table:table-cell>
          <table:table-cell table:number-columns-repeated="1022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5" table:formula="of:=([.A10]+1)/[.A10]/2" office:value-type="float" office:value="0.583333333333333" calcext:value-type="float">
            <text:p>0.58</text:p>
          </table:table-cell>
          <table:table-cell table:number-columns-repeated="1022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5" table:formula="of:=([.A11]+1)/[.A11]/2" office:value-type="float" office:value="0.571428571428571" calcext:value-type="float">
            <text:p>0.57</text:p>
          </table:table-cell>
          <table:table-cell table:number-columns-repeated="1022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5" table:formula="of:=([.A12]+1)/[.A12]/2" office:value-type="float" office:value="0.5625" calcext:value-type="float">
            <text:p>0.56</text:p>
          </table:table-cell>
          <table:table-cell table:number-columns-repeated="1022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5" table:formula="of:=([.A13]+1)/[.A13]/2" office:value-type="float" office:value="0.555555555555556" calcext:value-type="float">
            <text:p>0.56</text:p>
          </table:table-cell>
          <table:table-cell table:number-columns-repeated="1022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5" table:formula="of:=([.A14]+1)/[.A14]/2" office:value-type="float" office:value="0.55" calcext:value-type="float">
            <text:p>0.55</text:p>
          </table:table-cell>
          <table:table-cell table:number-columns-repeated="1022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5" table:formula="of:=([.A15]+1)/[.A15]/2" office:value-type="float" office:value="0.533333333333333" calcext:value-type="float">
            <text:p>0.53</text:p>
          </table:table-cell>
          <table:table-cell table:number-columns-repeated="1022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5" table:formula="of:=([.A16]+1)/[.A16]/2" office:value-type="float" office:value="0.525" calcext:value-type="float">
            <text:p>0.53</text:p>
          </table:table-cell>
          <table:table-cell table:number-columns-repeated="1022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5" table:formula="of:=([.A17]+1)/[.A17]/2" office:value-type="float" office:value="0.52" calcext:value-type="float">
            <text:p>0.52</text:p>
          </table:table-cell>
          <table:table-cell table:number-columns-repeated="1022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5" table:formula="of:=([.A18]+1)/[.A18]/2" office:value-type="float" office:value="0.516666666666667" calcext:value-type="float">
            <text:p>0.52</text:p>
          </table:table-cell>
          <table:table-cell table:number-columns-repeated="1022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5" table:formula="of:=([.A19]+1)/[.A19]/2" office:value-type="float" office:value="0.514285714285714" calcext:value-type="float">
            <text:p>0.51</text:p>
          </table:table-cell>
          <table:table-cell table:number-columns-repeated="1022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5" table:formula="of:=([.A20]+1)/[.A20]/2" office:value-type="float" office:value="0.5125" calcext:value-type="float">
            <text:p>0.51</text:p>
          </table:table-cell>
          <table:table-cell table:number-columns-repeated="1022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5" table:formula="of:=([.A21]+1)/[.A21]/2" office:value-type="float" office:value="0.511111111111111" calcext:value-type="float">
            <text:p>0.51</text:p>
          </table:table-cell>
          <table:table-cell table:number-columns-repeated="1022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5" table:formula="of:=([.A22]+1)/[.A22]/2" office:value-type="float" office:value="0.51" calcext:value-type="float">
            <text:p>0.51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&gt;50</text:p>
          </table:table-cell>
          <table:table-cell table:style-name="ce6" office:value-type="float" office:value="0.5" calcext:value-type="float">
            <text:p>0.50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Notes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actor = (N+1)/(2N)</text:p>
          </table:table-cell>
          <table:table-cell table:number-columns-repeated="1023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mic Neue" svg:font-family="'Comic Neue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loext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1T11:46:51.578078634</meta:creation-date>
    <dc:date>2020-07-01T11:54:43.592989655</dc:date>
    <meta:editing-duration>PT7M48S</meta:editing-duration>
    <meta:editing-cycles>8</meta:editing-cycles>
    <meta:generator>LibreOffice/6.4.3.2$Linux_X86_64 LibreOffice_project/40$Build-2</meta:generator>
    <meta:print-date>2020-07-01T11:52:29.904713415</meta:print-date>
    <meta:document-statistic meta:table-count="1" meta:cell-count="43" meta:object-count="0"/>
  </office:meta>
</office:document-meta>
</file>